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382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3.468cm"/>
    </style:style>
    <style:style style:name="co11" style:family="table-column">
      <style:table-column-properties fo:break-before="auto" style:column-width="3.92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experiment_fd7f6bb6dcbe4e97b39ad3f41c3bbed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635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Intervals</text:p>
          </table:table-cell>
          <table:table-cell table:style-name="ce1" office:value-type="string" calcext:value-type="string">
            <text:p>time_start</text:p>
          </table:table-cell>
          <table:table-cell table:style-name="ce1" office:value-type="string" calcext:value-type="string">
            <text:p>time_end</text:p>
          </table:table-cell>
          <table:table-cell table:style-name="ce1" office:value-type="string" calcext:value-type="string">
            <text:p><text:s/>'battery_start'</text:p>
          </table:table-cell>
          <table:table-cell table:style-name="ce1" office:value-type="string" calcext:value-type="string">
            <text:p><text:s/>'battery_end'</text:p>
          </table:table-cell>
          <table:table-cell table:style-name="ce1" office:value-type="string" calcext:value-type="string">
            <text:p><text:s/>'network_start'</text:p>
          </table:table-cell>
          <table:table-cell table:style-name="ce1" office:value-type="string" calcext:value-type="string">
            <text:p><text:s/>'network_end'</text:p>
          </table:table-cell>
          <table:table-cell table:style-name="ce1" office:value-type="string" calcext:value-type="string">
            <text:p><text:s/>'battery_consumption'</text:p>
          </table:table-cell>
          <table:table-cell table:style-name="ce1" office:value-type="string" calcext:value-type="string">
            <text:p><text:s/>'network_consumption'</text:p>
          </table:table-cell>
          <table:table-cell table:style-name="ce1" table:number-columns-repeated="16354"/>
        </table:table-row>
        <table:table-row table:style-name="ro1">
          <table:table-cell table:style-name="ce1" office:value-type="string" calcext:value-type="string">
            <text:p><text:s/>'fd7f6bb6dcbe4e97b39ad3f41c3bbed5'</text:p>
          </table:table-cell>
          <table:table-cell table:style-name="ce1" office:value-type="string" calcext:value-type="string">
            <text:p><text:s/>'Disney+'</text:p>
          </table:table-cell>
          <table:table-cell table:style-name="ce1" office:value-type="string" calcext:value-type="string">
            <text:p><text:s/>'Lowest'</text:p>
          </table:table-cell>
          <table:table-cell table:style-name="ce1" office:value-type="string" calcext:value-type="string">
            <text:p><text:s/>'battery_BAT0'</text:p>
          </table:table-cell>
          <table:table-cell table:style-name="ce1" office:value-type="string" calcext:value-type="string">
            <text:p><text:s/>'wlp0s20f3'</text:p>
          </table:table-cell>
          <table:table-cell table:style-name="ce1" office:value-type="string" calcext:value-type="string">
            <text:p><text:s/>'2 minutes'</text:p>
          </table:table-cell>
          <table:table-cell table:style-name="ce1" office:value-type="string" calcext:value-type="string">
            <text:p><text:s/>None</text:p>
          </table:table-cell>
          <table:table-cell table:style-name="ce1" office:value-type="float" office:value="1770813648" calcext:value-type="float">
            <text:p>1770813648</text:p>
          </table:table-cell>
          <table:table-cell table:style-name="ce1" office:value-type="float" office:value="1770813768" calcext:value-type="float">
            <text:p>1770813768</text:p>
          </table:table-cell>
          <table:table-cell table:style-name="ce1" office:value-type="float" office:value="29.65" calcext:value-type="float">
            <text:p>29.65</text:p>
          </table:table-cell>
          <table:table-cell table:style-name="ce1" office:value-type="float" office:value="29.34" calcext:value-type="float">
            <text:p>29.34</text:p>
          </table:table-cell>
          <table:table-cell table:number-columns-repeated="2" table:style-name="ce1" office:value-type="float" office:value="27806126" calcext:value-type="float">
            <text:p>27806126</text:p>
          </table:table-cell>
          <table:table-cell table:style-name="ce1" office:value-type="float" office:value="0.309999999999999" calcext:value-type="float">
            <text:p>0.309999999999999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6354"/>
        </table:table-row>
        <table:table-row table:style-name="ro1">
          <table:table-cell office:value-type="string" calcext:value-type="string">
            <text:p><text:s/>'f4e099cf93d24f9c93d7935ffc248893'</text:p>
          </table:table-cell>
          <table:table-cell office:value-type="string" calcext:value-type="string">
            <text:p><text:s/>'YouTube'</text:p>
          </table:table-cell>
          <table:table-cell office:value-type="string" calcext:value-type="string">
            <text:p><text:s/>'Middle'</text:p>
          </table:table-cell>
          <table:table-cell office:value-type="string" calcext:value-type="string">
            <text:p><text:s/>'battery_BAT0'</text:p>
          </table:table-cell>
          <table:table-cell office:value-type="string" calcext:value-type="string">
            <text:p><text:s/>'enp49s0'</text:p>
          </table:table-cell>
          <table:table-cell office:value-type="string" calcext:value-type="string">
            <text:p><text:s/>'2 minutes'</text:p>
          </table:table-cell>
          <table:table-cell office:value-type="string" calcext:value-type="string">
            <text:p><text:s/>None</text:p>
          </table:table-cell>
          <table:table-cell office:value-type="float" office:value="1770813179" calcext:value-type="float">
            <text:p>1770813179</text:p>
          </table:table-cell>
          <table:table-cell office:value-type="float" office:value="1770813299" calcext:value-type="float">
            <text:p>1770813299</text:p>
          </table:table-cell>
          <table:table-cell office:value-type="float" office:value="31.01" calcext:value-type="float">
            <text:p>31.01</text:p>
          </table:table-cell>
          <table:table-cell office:value-type="float" office:value="30.72" calcext:value-type="float">
            <text:p>30.72</text:p>
          </table:table-cell>
          <table:table-cell office:value-type="float" office:value="1843566598" calcext:value-type="float">
            <text:p>1843566598</text:p>
          </table:table-cell>
          <table:table-cell office:value-type="float" office:value="1860651529" calcext:value-type="float">
            <text:p>1860651529</text:p>
          </table:table-cell>
          <table:table-cell office:value-type="float" office:value="0.290000000000003" calcext:value-type="float">
            <text:p>0.290000000000003</text:p>
          </table:table-cell>
          <table:table-cell office:value-type="float" office:value="17084931" calcext:value-type="float">
            <text:p>17084931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'c90a8e7d2ff14022961399240073b397'</text:p>
          </table:table-cell>
          <table:table-cell office:value-type="string" calcext:value-type="string">
            <text:p><text:s/>'None'</text:p>
          </table:table-cell>
          <table:table-cell office:value-type="string" calcext:value-type="string">
            <text:p><text:s/>'Lowest'</text:p>
          </table:table-cell>
          <table:table-cell office:value-type="string" calcext:value-type="string">
            <text:p><text:s/>'battery_BAT0'</text:p>
          </table:table-cell>
          <table:table-cell office:value-type="string" calcext:value-type="string">
            <text:p><text:s/>'enp49s0'</text:p>
          </table:table-cell>
          <table:table-cell office:value-type="string" calcext:value-type="string">
            <text:p><text:s/>'2 minutes'</text:p>
          </table:table-cell>
          <table:table-cell office:value-type="string" calcext:value-type="string">
            <text:p><text:s/>None</text:p>
          </table:table-cell>
          <table:table-cell office:value-type="float" office:value="1770812389" calcext:value-type="float">
            <text:p>1770812389</text:p>
          </table:table-cell>
          <table:table-cell office:value-type="float" office:value="1770812509" calcext:value-type="float">
            <text:p>1770812509</text:p>
          </table:table-cell>
          <table:table-cell office:value-type="float" office:value="32.95" calcext:value-type="float">
            <text:p>32.95</text:p>
          </table:table-cell>
          <table:table-cell office:value-type="float" office:value="32.73" calcext:value-type="float">
            <text:p>32.73</text:p>
          </table:table-cell>
          <table:table-cell office:value-type="float" office:value="1785988460" calcext:value-type="float">
            <text:p>1785988460</text:p>
          </table:table-cell>
          <table:table-cell office:value-type="float" office:value="1785989819" calcext:value-type="float">
            <text:p>1785989819</text:p>
          </table:table-cell>
          <table:table-cell office:value-type="float" office:value="0.220000000000006" calcext:value-type="float">
            <text:p>0.220000000000006</text:p>
          </table:table-cell>
          <table:table-cell office:value-type="float" office:value="1359" calcext:value-type="float">
            <text:p>135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'b970bab815284bf5a0f3cf39452290e6'</text:p>
          </table:table-cell>
          <table:table-cell office:value-type="string" calcext:value-type="string">
            <text:p><text:s/>'YleAreena'</text:p>
          </table:table-cell>
          <table:table-cell office:value-type="string" calcext:value-type="string">
            <text:p><text:s/>'Highest'</text:p>
          </table:table-cell>
          <table:table-cell office:value-type="string" calcext:value-type="string">
            <text:p><text:s/>'battery_BAT0'</text:p>
          </table:table-cell>
          <table:table-cell office:value-type="string" calcext:value-type="string">
            <text:p><text:s/>'wlp0s20f3'</text:p>
          </table:table-cell>
          <table:table-cell office:value-type="string" calcext:value-type="string">
            <text:p><text:s/>'2 minutes'</text:p>
          </table:table-cell>
          <table:table-cell office:value-type="string" calcext:value-type="string">
            <text:p><text:s/>None</text:p>
          </table:table-cell>
          <table:table-cell office:value-type="float" office:value="1770814896" calcext:value-type="float">
            <text:p>1770814896</text:p>
          </table:table-cell>
          <table:table-cell office:value-type="float" office:value="1770815016" calcext:value-type="float">
            <text:p>1770815016</text:p>
          </table:table-cell>
          <table:table-cell office:value-type="float" office:value="26.54" calcext:value-type="float">
            <text:p>26.54</text:p>
          </table:table-cell>
          <table:table-cell office:value-type="float" office:value="26.24" calcext:value-type="float">
            <text:p>26.24</text:p>
          </table:table-cell>
          <table:table-cell office:value-type="float" office:value="264125534" calcext:value-type="float">
            <text:p>264125534</text:p>
          </table:table-cell>
          <table:table-cell office:value-type="float" office:value="337880754" calcext:value-type="float">
            <text:p>337880754</text:p>
          </table:table-cell>
          <table:table-cell office:value-type="float" office:value="0.300000000000001" calcext:value-type="float">
            <text:p>0.300000000000001</text:p>
          </table:table-cell>
          <table:table-cell office:value-type="float" office:value="73755220" calcext:value-type="float">
            <text:p>7375522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'add3a85a909945dab8b6551f599b1554'</text:p>
          </table:table-cell>
          <table:table-cell office:value-type="string" calcext:value-type="string">
            <text:p><text:s/>'YleAreena'</text:p>
          </table:table-cell>
          <table:table-cell office:value-type="string" calcext:value-type="string">
            <text:p><text:s/>'Lowest'</text:p>
          </table:table-cell>
          <table:table-cell office:value-type="string" calcext:value-type="string">
            <text:p><text:s/>'battery_BAT0'</text:p>
          </table:table-cell>
          <table:table-cell office:value-type="string" calcext:value-type="string">
            <text:p><text:s/>'wlp0s20f3'</text:p>
          </table:table-cell>
          <table:table-cell office:value-type="string" calcext:value-type="string">
            <text:p><text:s/>'2 minutes'</text:p>
          </table:table-cell>
          <table:table-cell office:value-type="string" calcext:value-type="string">
            <text:p><text:s/>None</text:p>
          </table:table-cell>
          <table:table-cell office:value-type="float" office:value="1770814526" calcext:value-type="float">
            <text:p>1770814526</text:p>
          </table:table-cell>
          <table:table-cell office:value-type="float" office:value="1770814646" calcext:value-type="float">
            <text:p>1770814646</text:p>
          </table:table-cell>
          <table:table-cell office:value-type="float" office:value="27.4" calcext:value-type="float">
            <text:p>27.4</text:p>
          </table:table-cell>
          <table:table-cell office:value-type="float" office:value="27.13" calcext:value-type="float">
            <text:p>27.13</text:p>
          </table:table-cell>
          <table:table-cell office:value-type="float" office:value="92224208" calcext:value-type="float">
            <text:p>92224208</text:p>
          </table:table-cell>
          <table:table-cell office:value-type="float" office:value="96984551" calcext:value-type="float">
            <text:p>96984551</text:p>
          </table:table-cell>
          <table:table-cell office:value-type="float" office:value="0.27" calcext:value-type="float">
            <text:p>0.27</text:p>
          </table:table-cell>
          <table:table-cell office:value-type="float" office:value="4760343" calcext:value-type="float">
            <text:p>4760343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'53965524df0c401bbf83f3d4383a3e89'</text:p>
          </table:table-cell>
          <table:table-cell office:value-type="string" calcext:value-type="string">
            <text:p><text:s/>'YouTube'</text:p>
          </table:table-cell>
          <table:table-cell office:value-type="string" calcext:value-type="string">
            <text:p><text:s/>'Highest'</text:p>
          </table:table-cell>
          <table:table-cell office:value-type="string" calcext:value-type="string">
            <text:p><text:s/>'battery_BAT0'</text:p>
          </table:table-cell>
          <table:table-cell office:value-type="string" calcext:value-type="string">
            <text:p><text:s/>'enp49s0'</text:p>
          </table:table-cell>
          <table:table-cell office:value-type="string" calcext:value-type="string">
            <text:p><text:s/>'2 minutes'</text:p>
          </table:table-cell>
          <table:table-cell office:value-type="string" calcext:value-type="string">
            <text:p><text:s/>None</text:p>
          </table:table-cell>
          <table:table-cell office:value-type="float" office:value="1770813414" calcext:value-type="float">
            <text:p>1770813414</text:p>
          </table:table-cell>
          <table:table-cell office:value-type="float" office:value="1770813534" calcext:value-type="float">
            <text:p>1770813534</text:p>
          </table:table-cell>
          <table:table-cell office:value-type="float" office:value="30.37" calcext:value-type="float">
            <text:p>30.37</text:p>
          </table:table-cell>
          <table:table-cell office:value-type="float" office:value="29.9" calcext:value-type="float">
            <text:p>29.9</text:p>
          </table:table-cell>
          <table:table-cell office:value-type="float" office:value="1930902421" calcext:value-type="float">
            <text:p>1930902421</text:p>
          </table:table-cell>
          <table:table-cell office:value-type="float" office:value="2056632036" calcext:value-type="float">
            <text:p>2056632036</text:p>
          </table:table-cell>
          <table:table-cell office:value-type="float" office:value="0.470000000000002" calcext:value-type="float">
            <text:p>0.470000000000002</text:p>
          </table:table-cell>
          <table:table-cell office:value-type="float" office:value="125729615" calcext:value-type="float">
            <text:p>12572961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'0343ca494de041eb8355dbb9ad34b4b7'</text:p>
          </table:table-cell>
          <table:table-cell office:value-type="string" calcext:value-type="string">
            <text:p><text:s/>'YouTube'</text:p>
          </table:table-cell>
          <table:table-cell office:value-type="string" calcext:value-type="string">
            <text:p><text:s/>'Lowest'</text:p>
          </table:table-cell>
          <table:table-cell office:value-type="string" calcext:value-type="string">
            <text:p><text:s/>'battery_BAT0'</text:p>
          </table:table-cell>
          <table:table-cell office:value-type="string" calcext:value-type="string">
            <text:p><text:s/>'enp49s0'</text:p>
          </table:table-cell>
          <table:table-cell office:value-type="string" calcext:value-type="string">
            <text:p><text:s/>'2 minutes'</text:p>
          </table:table-cell>
          <table:table-cell office:value-type="string" calcext:value-type="string">
            <text:p><text:s/>None</text:p>
          </table:table-cell>
          <table:table-cell office:value-type="float" office:value="1770812939" calcext:value-type="float">
            <text:p>1770812939</text:p>
          </table:table-cell>
          <table:table-cell office:value-type="float" office:value="1770813059" calcext:value-type="float">
            <text:p>1770813059</text:p>
          </table:table-cell>
          <table:table-cell office:value-type="float" office:value="31.63" calcext:value-type="float">
            <text:p>31.63</text:p>
          </table:table-cell>
          <table:table-cell office:value-type="float" office:value="31.34" calcext:value-type="float">
            <text:p>31.34</text:p>
          </table:table-cell>
          <table:table-cell office:value-type="float" office:value="1817691265" calcext:value-type="float">
            <text:p>1817691265</text:p>
          </table:table-cell>
          <table:table-cell office:value-type="float" office:value="1822595893" calcext:value-type="float">
            <text:p>1822595893</text:p>
          </table:table-cell>
          <table:table-cell office:value-type="float" office:value="0.289999999999999" calcext:value-type="float">
            <text:p>0.289999999999999</text:p>
          </table:table-cell>
          <table:table-cell office:value-type="float" office:value="4904628" calcext:value-type="float">
            <text:p>4904628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'196ee226686641e9adca3751d4abc42e'</text:p>
          </table:table-cell>
          <table:table-cell office:value-type="string" calcext:value-type="string">
            <text:p><text:s/>'Disney+'</text:p>
          </table:table-cell>
          <table:table-cell office:value-type="string" calcext:value-type="string">
            <text:p><text:s/>'Middle'</text:p>
          </table:table-cell>
          <table:table-cell office:value-type="string" calcext:value-type="string">
            <text:p><text:s/>'battery_BAT0'</text:p>
          </table:table-cell>
          <table:table-cell office:value-type="string" calcext:value-type="string">
            <text:p><text:s/>'enp49s0'</text:p>
          </table:table-cell>
          <table:table-cell office:value-type="string" calcext:value-type="string">
            <text:p><text:s/>'2 minutes'</text:p>
          </table:table-cell>
          <table:table-cell office:value-type="string" calcext:value-type="string">
            <text:p><text:s/>None</text:p>
          </table:table-cell>
          <table:table-cell office:value-type="float" office:value="1770813904" calcext:value-type="float">
            <text:p>1770813904</text:p>
          </table:table-cell>
          <table:table-cell office:value-type="float" office:value="1770814024" calcext:value-type="float">
            <text:p>1770814024</text:p>
          </table:table-cell>
          <table:table-cell office:value-type="float" office:value="28.99" calcext:value-type="float">
            <text:p>28.99</text:p>
          </table:table-cell>
          <table:table-cell office:value-type="float" office:value="28.7" calcext:value-type="float">
            <text:p>28.7</text:p>
          </table:table-cell>
          <table:table-cell office:value-type="float" office:value="2169823141" calcext:value-type="float">
            <text:p>2169823141</text:p>
          </table:table-cell>
          <table:table-cell office:value-type="float" office:value="2199088511" calcext:value-type="float">
            <text:p>2199088511</text:p>
          </table:table-cell>
          <table:table-cell office:value-type="float" office:value="0.289999999999999" calcext:value-type="float">
            <text:p>0.289999999999999</text:p>
          </table:table-cell>
          <table:table-cell office:value-type="float" office:value="29265370" calcext:value-type="float">
            <text:p>292653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'18c966d9543547b48aca802224471e0f'</text:p>
          </table:table-cell>
          <table:table-cell office:value-type="string" calcext:value-type="string">
            <text:p><text:s/>'Disney+'</text:p>
          </table:table-cell>
          <table:table-cell office:value-type="string" calcext:value-type="string">
            <text:p><text:s/>'Highest'</text:p>
          </table:table-cell>
          <table:table-cell office:value-type="string" calcext:value-type="string">
            <text:p><text:s/>'battery_BAT0'</text:p>
          </table:table-cell>
          <table:table-cell office:value-type="string" calcext:value-type="string">
            <text:p><text:s/>'enp49s0'</text:p>
          </table:table-cell>
          <table:table-cell office:value-type="string" calcext:value-type="string">
            <text:p><text:s/>'2 minutes'</text:p>
          </table:table-cell>
          <table:table-cell office:value-type="string" calcext:value-type="string">
            <text:p><text:s/>None</text:p>
          </table:table-cell>
          <table:table-cell office:value-type="float" office:value="1770814116" calcext:value-type="float">
            <text:p>1770814116</text:p>
          </table:table-cell>
          <table:table-cell office:value-type="float" office:value="1770814236" calcext:value-type="float">
            <text:p>1770814236</text:p>
          </table:table-cell>
          <table:table-cell office:value-type="float" office:value="28.47" calcext:value-type="float">
            <text:p>28.47</text:p>
          </table:table-cell>
          <table:table-cell office:value-type="float" office:value="28.18" calcext:value-type="float">
            <text:p>28.18</text:p>
          </table:table-cell>
          <table:table-cell office:value-type="float" office:value="2222774994" calcext:value-type="float">
            <text:p>2222774994</text:p>
          </table:table-cell>
          <table:table-cell office:value-type="float" office:value="2255934672" calcext:value-type="float">
            <text:p>2255934672</text:p>
          </table:table-cell>
          <table:table-cell office:value-type="float" office:value="0.289999999999999" calcext:value-type="float">
            <text:p>0.289999999999999</text:p>
          </table:table-cell>
          <table:table-cell office:value-type="float" office:value="33159678" calcext:value-type="float">
            <text:p>33159678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'9cb01e7169314500b9df03e3510161fb'</text:p>
          </table:table-cell>
          <table:table-cell office:value-type="string" calcext:value-type="string">
            <text:p><text:s/>'YleAreena'</text:p>
          </table:table-cell>
          <table:table-cell office:value-type="string" calcext:value-type="string">
            <text:p><text:s/>'Middle'</text:p>
          </table:table-cell>
          <table:table-cell office:value-type="string" calcext:value-type="string">
            <text:p><text:s/>'battery_BAT0'</text:p>
          </table:table-cell>
          <table:table-cell office:value-type="string" calcext:value-type="string">
            <text:p><text:s/>'wlp0s20f3'</text:p>
          </table:table-cell>
          <table:table-cell office:value-type="string" calcext:value-type="string">
            <text:p><text:s/>'2 minutes'</text:p>
          </table:table-cell>
          <table:table-cell office:value-type="string" calcext:value-type="string">
            <text:p><text:s/>None</text:p>
          </table:table-cell>
          <table:table-cell office:value-type="float" office:value="1770814716" calcext:value-type="float">
            <text:p>1770814716</text:p>
          </table:table-cell>
          <table:table-cell office:value-type="float" office:value="1770814836" calcext:value-type="float">
            <text:p>1770814836</text:p>
          </table:table-cell>
          <table:table-cell office:value-type="float" office:value="26.97" calcext:value-type="float">
            <text:p>26.97</text:p>
          </table:table-cell>
          <table:table-cell office:value-type="float" office:value="26.7" calcext:value-type="float">
            <text:p>26.7</text:p>
          </table:table-cell>
          <table:table-cell office:value-type="float" office:value="134624161" calcext:value-type="float">
            <text:p>134624161</text:p>
          </table:table-cell>
          <table:table-cell office:value-type="float" office:value="161610649" calcext:value-type="float">
            <text:p>161610649</text:p>
          </table:table-cell>
          <table:table-cell office:value-type="float" office:value="0.27" calcext:value-type="float">
            <text:p>0.27</text:p>
          </table:table-cell>
          <table:table-cell office:value-type="float" office:value="26986488" calcext:value-type="float">
            <text:p>26986488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'6cbfba89aef247f8a798ece0f1332488'</text:p>
          </table:table-cell>
          <table:table-cell office:value-type="string" calcext:value-type="string">
            <text:p><text:s/>'Disney+'</text:p>
          </table:table-cell>
          <table:table-cell office:value-type="string" calcext:value-type="string">
            <text:p><text:s/>'Lowest'</text:p>
          </table:table-cell>
          <table:table-cell office:value-type="string" calcext:value-type="string">
            <text:p><text:s/>'battery_BAT0'</text:p>
          </table:table-cell>
          <table:table-cell office:value-type="string" calcext:value-type="string">
            <text:p><text:s/>'enp49s0'</text:p>
          </table:table-cell>
          <table:table-cell office:value-type="string" calcext:value-type="string">
            <text:p><text:s/>'2 minutes'</text:p>
          </table:table-cell>
          <table:table-cell office:value-type="string" calcext:value-type="string">
            <text:p><text:s/>None</text:p>
          </table:table-cell>
          <table:table-cell office:value-type="float" office:value="1770815525" calcext:value-type="float">
            <text:p>1770815525</text:p>
          </table:table-cell>
          <table:table-cell office:value-type="float" office:value="1770815645" calcext:value-type="float">
            <text:p>1770815645</text:p>
          </table:table-cell>
          <table:table-cell office:value-type="float" office:value="24.96" calcext:value-type="float">
            <text:p>24.96</text:p>
          </table:table-cell>
          <table:table-cell office:value-type="float" office:value="24.66" calcext:value-type="float">
            <text:p>24.66</text:p>
          </table:table-cell>
          <table:table-cell office:value-type="float" office:value="2295411698" calcext:value-type="float">
            <text:p>2295411698</text:p>
          </table:table-cell>
          <table:table-cell office:value-type="float" office:value="2325972238" calcext:value-type="float">
            <text:p>2325972238</text:p>
          </table:table-cell>
          <table:table-cell office:value-type="float" office:value="0.300000000000001" calcext:value-type="float">
            <text:p>0.300000000000001</text:p>
          </table:table-cell>
          <table:table-cell office:value-type="float" office:value="30560540" calcext:value-type="float">
            <text:p>30560540</text:p>
          </table:table-cell>
          <table:table-cell table:number-columns-repeated="163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1T15:31:18.278852682</dc:date>
    <meta:editing-duration>PT5M20S</meta:editing-duration>
    <meta:editing-cycles>2</meta:editing-cycles>
    <meta:generator>LibreOffice/24.2.7.2$Linux_X86_64 LibreOffice_project/420$Build-2</meta:generator>
    <meta:document-statistic meta:table-count="1" meta:cell-count="180" meta:object-count="0"/>
  </office:meta>
</office:document-meta>
</file>